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ased-calculation priming: “the correct interpretation is unambiguous” in context (Rees and Bott 2018: 4)</text:p>
      <text:p text:style-name="Standard"/>
      <text:p text:style-name="Standard">can be “comprehension-to-production” (alternative condition of Rees and Bott)</text:p>
      <text:p text:style-name="Standard">or “production-to-production” (strong condition) </text:p>
      <text:p text:style-name="Standard"/>
      <text:p text:style-name="Standard">c.f </text:p>
      <text:p text:style-name="Standard">Bott and Chemla, 2014</text:p>
      <text:p text:style-name="Standard">Bott and Chemla, 2016</text:p>
      <text:p text:style-name="Standard">Rees and Bott, 2018 </text:p>
      <text:p text:style-name="Standard"/>
      <text:p text:style-name="Standard">Unbiased-calculation priming: no contextual cuing of a 'correct' interpretation</text:p>
      <text:p text:style-name="Standard"/>
      <text:p text:style-name="Standard">can similarly be “comprehension-to-production” (both the alternative and strong conditions) </text:p>
      <text:p text:style-name="Standard">or “production-to-production” (would be the case on a condition where the prime is the weak form)</text:p>
      <text:p text:style-name="Standard"/>
      <text:p text:style-name="Standard">c.f current experiment </text:p>
      <text:p text:style-name="Standard"/>
      <text:p text:style-name="P1">experiment proposal: </text:p>
      <text:p text:style-name="P1"/>
      <text:p text:style-name="P2">Looks like we are getting a null effect yet again in the reading/slider task </text:p>
      <text:p text:style-name="P2">Within-subjects rerun of Rees and Bott 2018, with a strong, comprehension-to-production condition 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andon W</meta:initial-creator>
    <meta:creation-date>2018-09-29T14:40:54</meta:creation-date>
    <dc:date>2018-09-29T16:27:16</dc:date>
    <dc:creator>Brandon W</dc:creator>
    <meta:editing-duration>PT1H31M11S</meta:editing-duration>
    <meta:editing-cycles>4</meta:editing-cycles>
    <meta:generator>OpenOffice/4.1.5$Unix OpenOffice.org_project/415m1$Build-9789</meta:generator>
    <meta:document-statistic meta:table-count="0" meta:image-count="0" meta:object-count="0" meta:page-count="1" meta:paragraph-count="14" meta:word-count="106" meta:character-count="785"/>
  </office:meta>
</office:document-meta>
</file>